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98f" officeooo:paragraph-rsid="0018998f"/>
    </style:style>
    <style:style style:name="P2" style:family="paragraph" style:parent-style-name="Standard">
      <style:paragraph-properties fo:text-align="end" style:justify-single-word="false"/>
      <style:text-properties officeooo:rsid="0018998f" officeooo:paragraph-rsid="0018998f"/>
    </style:style>
    <style:style style:name="P3" style:family="paragraph" style:parent-style-name="Standard">
      <style:paragraph-properties fo:text-align="center" style:justify-single-word="false"/>
      <style:text-properties officeooo:rsid="0018998f" officeooo:paragraph-rsid="0018998f"/>
    </style:style>
    <style:style style:name="P4" style:family="paragraph" style:parent-style-name="Standard">
      <style:paragraph-properties fo:text-align="end" style:justify-single-word="false"/>
      <style:text-properties officeooo:rsid="001d9566" officeooo:paragraph-rsid="001d9566"/>
    </style:style>
    <style:style style:name="P5" style:family="paragraph" style:parent-style-name="Standard">
      <style:paragraph-properties fo:text-align="end" style:justify-single-word="false"/>
      <style:text-properties officeooo:rsid="0023e339" officeooo:paragraph-rsid="0023e339"/>
    </style:style>
    <style:style style:name="P6" style:family="paragraph" style:parent-style-name="Standard">
      <style:text-properties officeooo:rsid="00266e9b" officeooo:paragraph-rsid="00266e9b"/>
    </style:style>
    <style:style style:name="P7" style:family="paragraph" style:parent-style-name="Standard">
      <style:text-properties officeooo:rsid="0027a4dd" officeooo:paragraph-rsid="0027a4dd"/>
    </style:style>
    <style:style style:name="P8" style:family="paragraph" style:parent-style-name="Standard">
      <style:text-properties officeooo:rsid="0027a4dd" officeooo:paragraph-rsid="00290e88"/>
    </style:style>
    <style:style style:name="P9" style:family="paragraph" style:parent-style-name="Standard">
      <style:text-properties officeooo:rsid="002957af" officeooo:paragraph-rsid="002957af"/>
    </style:style>
    <style:style style:name="P10" style:family="paragraph" style:parent-style-name="Standard">
      <style:paragraph-properties fo:break-before="page"/>
      <style:text-properties officeooo:rsid="0027a4dd" officeooo:paragraph-rsid="00290e88"/>
    </style:style>
    <style:style style:name="T1" style:family="text">
      <style:text-properties officeooo:rsid="001d9566"/>
    </style:style>
    <style:style style:name="T2" style:family="text">
      <style:text-properties officeooo:rsid="00243673"/>
    </style:style>
    <style:style style:name="T3" style:family="text">
      <style:text-properties officeooo:rsid="00263467"/>
    </style:style>
    <style:style style:name="T4" style:family="text">
      <style:text-properties officeooo:rsid="00290e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<text:span text:style-name="T3">4</text:span> de Octubre 2018</text:p>
      <text:p text:style-name="P2"/>
      <text:p text:style-name="P2">Francisco Javier <text:span text:style-name="T2">Sánchez</text:span> Temprano <text:span text:style-name="T1">#6481</text:span></text:p>
      <text:p text:style-name="P2"/>
      <text:p text:style-name="P5">LMSXI</text:p>
      <text:p text:style-name="P2"/>
      <text:p text:style-name="P2"/>
      <text:p text:style-name="P3"><text:span text:style-name="T2">Boletín</text:span> <text:span text:style-name="T3">3</text:span></text:p>
      <text:p text:style-name="P1"/>
      <text:p text:style-name="P6">1-</text:p>
      <text:p text:style-name="P9">Forma 1</text:p>
      <text:p text:style-name="P6">&lt;?xml version="1.0" encoding="ISO-8859-1" ?&gt; &lt;!-- <text:s/>xml version="5.0" no existe --&gt;</text:p>
      <text:p text:style-name="P6"/>
      <text:p text:style-name="P6">&lt;breakfast_menu titulo="menú"&gt; &lt;!-- atributo debe ir entre ""--&gt;</text:p>
      <text:p text:style-name="P6"><text:s text:c="2"/>&lt;food&gt;</text:p>
      <text:p text:style-name="P6"><text:s text:c="4"/>&lt;name&gt;Belgian Waffles&lt;/name&gt;</text:p>
      <text:p text:style-name="P6"><text:s text:c="4"/>&lt;price&gt;5.95&lt;/price&gt;</text:p>
      <text:p text:style-name="P6"><text:s text:c="43"/>&lt;!-- simbolo $ no esta en encoding="ISO-8859-1" --&gt;</text:p>
      <text:p text:style-name="P6"><text:s text:c="4"/>&lt;description&gt;Una descripción en griego omega&lt;/description&gt;</text:p>
      <text:p text:style-name="P6"><text:s text:c="43"/>&lt;!-- simbolo Ω no esta en encoding="ISO-8859-1" --&gt;</text:p>
      <text:p text:style-name="P6"><text:s text:c="4"/>&lt;calories&gt;650&lt;/calories&gt;</text:p>
      <text:p text:style-name="P6"><text:s/>&lt;/food&gt; &lt;!--etiqueta de cierre mal formada <text:s/>&lt;food&gt; --&gt;</text:p>
      <text:p text:style-name="P6"><text:s/>&lt;food&gt;</text:p>
      <text:p text:style-name="P6"><text:s text:c="4"/>&lt;name&gt;Strawberry Belgian Waffles&lt;/name&gt;</text:p>
      <text:p text:style-name="P6"><text:s text:c="4"/>&lt;price&gt;7.95&lt;/price&gt;</text:p>
      <text:p text:style-name="P6"><text:s text:c="43"/>&lt;!-- simbolo $ no esta en encoding="ISO-8859-1" --&gt;</text:p>
      <text:p text:style-name="P6"><text:s text:c="4"/>&lt;description&gt;Otra descripción&lt;/description&gt;</text:p>
      <text:p text:style-name="P6"><text:s text:c="4"/>&lt;calories&gt;900&lt;/calories&gt;</text:p>
      <text:p text:style-name="P6"><text:s text:c="2"/>&lt;/food&gt;</text:p>
      <text:p text:style-name="P6">&lt;/breakfast_menu&gt;&lt;!-- <text:s/>cierre etiqueta raiz --&gt;</text:p>
      <text:p text:style-name="P6"/>
      <text:p text:style-name="P6"/>
      <text:p text:style-name="P6">2-</text:p>
      <text:p text:style-name="P6"/>
      <text:p text:style-name="P6">&lt;?xml version="1.0" encoding="UTF-8"?&gt;</text:p>
      <text:p text:style-name="P6">&lt;Musica&gt;</text:p>
      <text:p text:style-name="P6"><text:s text:c="2"/>&lt;CD&gt;</text:p>
      <text:p text:style-name="P6"><text:s text:c="4"/>&lt;titulo&gt; titulo 1&lt;/titulo&gt; <text:s/></text:p>
      <text:p text:style-name="P6"><text:s text:c="4"/>&lt;artista&gt;nombre 1&lt;/artista&gt;</text:p>
      <text:p text:style-name="P6"><text:s text:c="4"/>&lt;precio&gt;5€&lt;/precio&gt;</text:p>
      <text:p text:style-name="P6"><text:s text:c="2"/>&lt;/CD&gt;</text:p>
      <text:p text:style-name="P6"><text:s text:c="4"/>&lt;CD&gt;</text:p>
      <text:p text:style-name="P6"><text:s text:c="4"/>&lt;titulo&gt; titulo 2&lt;/titulo&gt; <text:s/></text:p>
      <text:p text:style-name="P6"><text:s text:c="4"/>&lt;artista&gt;nombre 2&lt;/artista&gt;</text:p>
      <text:p text:style-name="P6"><text:s text:c="4"/>&lt;precio&gt;6€&lt;/precio&gt;</text:p>
      <text:p text:style-name="P6"><text:s text:c="2"/>&lt;/CD&gt;</text:p>
      <text:p text:style-name="P6"><text:s text:c="4"/>&lt;CD&gt;</text:p>
      <text:p text:style-name="P6"><text:s text:c="4"/>&lt;titulo&gt; titulo 3&lt;/titulo&gt; <text:s/></text:p>
      <text:p text:style-name="P6"><text:s text:c="4"/>&lt;artista&gt;nombre 3&lt;/artista&gt;</text:p>
      <text:p text:style-name="P6"><text:s text:c="4"/>&lt;precio&gt;7€&lt;/precio&gt;</text:p>
      <text:p text:style-name="P6"><text:s text:c="2"/>&lt;/CD&gt;</text:p>
      <text:p text:style-name="P6">&lt;/Musica&gt;</text:p>
      <text:p text:style-name="P7"><text:soft-page-break/></text:p>
      <text:p text:style-name="P7"/>
      <text:p text:style-name="P7"/>
      <text:p text:style-name="P7"/>
      <text:p text:style-name="P7">3-</text:p>
      <text:p text:style-name="P7"/>
      <text:p text:style-name="P7"/>
      <text:p text:style-name="P7"/>
      <text:p text:style-name="P7"/>
      <text:p text:style-name="P7"/>
      <text:p text:style-name="P7"/>
      <text:p text:style-name="P7">&lt;?xml version="1.0" encoding="UTF-8"?&gt;</text:p>
      <text:p text:style-name="P7">&lt;Hoteles&gt;</text:p>
      <text:p text:style-name="P7"><text:s text:c="2"/>&lt;Hotel&gt;</text:p>
      <text:p text:style-name="P7"><text:s text:c="4"/>&lt;Nombre&gt; Hotel 1&lt;/Nombre&gt; <text:s/></text:p>
      <text:p text:style-name="P7"><text:s text:c="4"/>&lt;teléfono&gt;999 999 999&lt;/teléfono&gt;</text:p>
      <text:p text:style-name="P7"><text:s text:c="4"/>&lt;dirección&gt;</text:p>
      <text:p text:style-name="P7"><text:s text:c="6"/>&lt;calle&gt;calle 1&lt;/calle&gt;</text:p>
      <text:p text:style-name="P7"><text:s text:c="6"/>&lt;numero&gt;3&lt;/numero&gt;</text:p>
      <text:p text:style-name="P7"><text:s text:c="4"/>&lt;/dirección&gt;</text:p>
      <text:p text:style-name="P7"><text:s text:c="4"/>&lt;ciudad&gt; vigo&lt;/ciudad&gt; <text:s/></text:p>
      <text:p text:style-name="P7"><text:s text:c="4"/>&lt;pais&gt;españa&lt;/pais&gt;</text:p>
      <text:p text:style-name="P7"><text:s text:c="4"/>&lt;estrellas&gt;4&lt;/estrellas&gt;</text:p>
      <text:p text:style-name="P7"><text:s text:c="4"/>&lt;descripcion&gt; descripcion&lt;/descripcion&gt; <text:s/></text:p>
      <text:p text:style-name="P7"><text:s text:c="4"/>&lt;habitaciones&gt;</text:p>
      <text:p text:style-name="P7"><text:s text:c="6"/>&lt;habitaciones_individuales&gt;10&lt;/habitaciones_individuales&gt;</text:p>
      <text:p text:style-name="P7"><text:s text:c="6"/>&lt;habitaciones_dobles&gt;12&lt;/habitaciones_dobles&gt;</text:p>
      <text:p text:style-name="P7"><text:s text:c="6"/>&lt;habitaciones_triples&gt;20&lt;/habitaciones_triples&gt;</text:p>
      <text:p text:style-name="P7"><text:s text:c="6"/>&lt;habitaciones_suite&gt;81&lt;/habitaciones_suite&gt;</text:p>
      <text:p text:style-name="P7"><text:s text:c="4"/>&lt;/habitaciones&gt;</text:p>
      <text:p text:style-name="P7"><text:s text:c="2"/>&lt;/Hotel&gt;</text:p>
      <text:p text:style-name="P7">&lt;/Hoteles&gt;</text:p>
      <text:p text:style-name="P7"><text:s/></text:p>
      <text:p text:style-name="P8"><text:line-break/></text:p>
      <text:p text:style-name="P10"/>
      <text:p text:style-name="P8">4-</text:p>
      <text:p text:style-name="P7"/>
      <text:p text:style-name="P7"/>
      <text:p text:style-name="P7"/>
      <text:p text:style-name="P7"/>
      <text:p text:style-name="P7">&lt;?xml version="1.0" encoding="UTF-8"?&gt;</text:p>
      <text:p text:style-name="P7">&lt;pedidos&gt;</text:p>
      <text:p text:style-name="P7"><text:s text:c="2"/>&lt;pedido&gt;</text:p>
      <text:p text:style-name="P7"><text:s text:c="4"/>&lt;numero_pedido&gt;5166&lt;/numero_pedido&gt;</text:p>
      <text:p text:style-name="P7"><text:s text:c="4"/>&lt;prioridad&gt;Urgente&lt;/prioridad&gt;</text:p>
      <text:p text:style-name="P7"><text:s text:c="4"/>&lt;fecha_pedido&gt;</text:p>
      <text:p text:style-name="P7"><text:s text:c="6"/>&lt;dia&gt;15&lt;/dia&gt;</text:p>
      <text:p text:style-name="P7"><text:s text:c="6"/>&lt;mes&gt;09&lt;/mes&gt;</text:p>
      <text:p text:style-name="P7"><text:s text:c="6"/>&lt;anho&gt;2011&lt;/anho&gt;</text:p>
      <text:p text:style-name="P7"><text:s text:c="4"/>&lt;/fecha_pedido&gt;</text:p>
      <text:p text:style-name="P7"><text:s text:c="4"/>&lt;datos_cliente&gt;</text:p>
      <text:p text:style-name="P7"><text:s text:c="5"/>&lt;nombre_cliente&gt;Roberto Movilla&lt;/nombre_cliente&gt; </text:p>
      <text:p text:style-name="P7"><text:s text:c="5"/>&lt;direccion_entrega&gt;</text:p>
      <text:p text:style-name="P7"><text:s text:c="6"/>&lt;entregar_a&gt;Alicia Abad&lt;/entregar_a&gt;</text:p>
      <text:p text:style-name="P7"><text:s text:c="6"/>&lt;calle&gt;Plaza de la Duquesa&lt;/calle&gt;</text:p>
      <text:p text:style-name="P7"><text:s text:c="6"/>&lt;numero_propiedad&gt;12&lt;/numero_propiedad&gt;</text:p>
      <text:p text:style-name="P7"><text:s text:c="6"/>&lt;poblacion&gt;Albacete&lt;/poblacion&gt;</text:p>
      <text:p text:style-name="P7"><text:s text:c="6"/>&lt;codigo_postal&gt;05020&lt;/codigo_postal&gt;</text:p>
      <text:p text:style-name="P7"><text:s text:c="4"/>&lt;/direccion_entrega&gt;</text:p>
      <text:p text:style-name="P7"><text:s text:c="4"/>&lt;direccion_facturacion&gt;</text:p>
      <text:p text:style-name="P7"><text:s text:c="6"/>&lt;calle&gt;General Ricardos&lt;/calle&gt;</text:p>
      <text:p text:style-name="P7"><text:s text:c="6"/>&lt;numero_propiedad&gt;56&lt;/numero_propiedad&gt;</text:p>
      <text:p text:style-name="P7"><text:s text:c="6"/>&lt;poblacion&gt;Madrid&lt;/poblacion&gt;</text:p>
      <text:p text:style-name="P7"><text:s text:c="6"/>&lt;codigo_postal&gt;28055&lt;/codigo_postal&gt;</text:p>
      <text:p text:style-name="P7"><text:s text:c="5"/>&lt;/direccion_facturacion&gt;</text:p>
      <text:p text:style-name="P7"><text:s text:c="4"/>&lt;/datos_cliente&gt;</text:p>
      <text:p text:style-name="P7"><text:s text:c="4"/>&lt;articulos&gt;</text:p>
      <text:p text:style-name="P7"><text:s text:c="6"/>&lt;articulo numero="1"&gt;</text:p>
      <text:p text:style-name="P7"><text:s text:c="8"/>&lt;codigo&gt;872-AA&lt;/codigo&gt;</text:p>
      <text:p text:style-name="P7"><text:s text:c="8"/>&lt;cantidad&gt;1&lt;/cantidad&gt;</text:p>
      <text:p text:style-name="P7"><text:s text:c="8"/>&lt;nombre&gt;Cortadora&lt;/nombre&gt;</text:p>
      <text:p text:style-name="P7"><text:s text:c="8"/>&lt;precio&gt;148.95€&lt;/precio&gt;</text:p>
      <text:p text:style-name="P7"><text:s text:c="6"/>&lt;/articulo&gt;</text:p>
      <text:p text:style-name="P7"><text:s text:c="6"/>&lt;articulo numero="2"&gt;</text:p>
      <text:p text:style-name="P7"><text:s text:c="8"/>&lt;codigo&gt; 926-FH&lt;/codigo&gt;</text:p>
      <text:p text:style-name="P7"><text:s text:c="8"/>&lt;cantidad&gt;3&lt;/cantidad&gt;</text:p>
      <text:p text:style-name="P7"><text:s text:c="8"/>&lt;nombre&gt;Podadora&lt;/nombre&gt;</text:p>
      <text:p text:style-name="P7"><text:s text:c="8"/>&lt;precio&gt;7.98€&lt;/precio&gt;</text:p>
      <text:p text:style-name="P7"><text:s text:c="6"/>&lt;/articulo&gt;</text:p>
      <text:p text:style-name="P7"><text:s text:c="4"/>&lt;/articulos&gt;</text:p>
      <text:p text:style-name="P7"><text:s text:c="2"/>&lt;/pedido&gt;</text:p>
      <text:p text:style-name="P7">&lt;/pedido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1H26M47S</meta:editing-duration>
    <meta:editing-cycles>13</meta:editing-cycles>
    <meta:generator>LibreOffice/6.0.3.2$Linux_X86_64 LibreOffice_project/00m0$Build-2</meta:generator>
    <dc:date>2018-10-04T12:37:47.605505426</dc:date>
    <meta:document-statistic meta:table-count="0" meta:image-count="0" meta:object-count="0" meta:page-count="3" meta:paragraph-count="110" meta:word-count="212" meta:character-count="3069" meta:non-whitespace-character-count="2437"/>
  </office:meta>
</office:document-meta>
</file>